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list-style-name="L1">
      <style:paragraph-properties fo:text-align="justify" style:justify-single-word="false"/>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P8" style:family="paragraph" style:parent-style-name="Standard" style:list-style-name="L2">
      <style:paragraph-properties fo:text-align="justify" style:justify-single-word="false"/>
      <style:text-properties style:font-name="Calibri" fo:font-size="12pt" style:text-underline-style="none"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LA REVOLUCIÓN DEL LENGUAJE</text:p>
      <text:p text:style-name="P2"/>
      <text:p text:style-name="P3">Capítulo 1</text:p>
      <text:p text:style-name="P6">El inglés es actualmente la lengua mundial por excelencia, debido a un factor triple: el de los hablantes que lo tienen como primera lengua, como segunda lengua o como lengua extranjera. En definitiva, es hablado por mucha más gente que ninguna otra lengua (alrededor de 1.400 millones).</text:p>
      <text:p text:style-name="P6">La rapidez con la que este idioma se está expandiendo se debe a la necesidad de un lenguaje común (una “lingua franca”), para la relación entre países, que sustituyera los costosos sistemas de traducción.</text:p>
      <text:p text:style-name="P6">La razón por la que ha sido el inglés el que ha evolucionado hasta lo que es ahora, dejando atrás a otras lenguas, no es otra que el poder que desde hace siglos han tenido sus hablantes: el poder político en la época colonial (siglo XVI), el poder tecnológico durante la Revolución Industrial (siglos XVIII-XIX), etc.</text:p>
      <text:p text:style-name="P6">Hay diez campos en los que podemos decir que el inglés es la lengua dominante: el ámbito político, que actúa a diferentes y diversos niveles actualmente, estando el inglés presente en todos ellos; la economía, debido principalmente a la Revolución Industrial, que llegó a Gran Bretaña con la tecnología del vapor y la imprenta, y al rápido crecimiento del sistema bancario; la prensa, que fue un factor que se vio revolucionado gracias a la introducción de la imprenta y los nuevos métodos de producción en masa y transporte; la publicidad, que se vio también favorecida por los factores mencionados anteriormente, y además contaba con el crecimiento del poder adquisitivo del consumidor al mejorar la economía; la radiodifusión (el inglés fue el primer idioma retransmitido por radio); la industria del cine, que se vio impulsada por el descubrimiento de la energía eléctrica (y además la Primera Guerra Mundial atrofió el crecimiento de la industria cinematográfica europea, y el predominio se trasladó también a los Estados Unidos); la música popular, que emergió junto a la industria discográfica, ámbito en el que el inglés también destacó rápidamente; los viajes internacionales y la seguridad; la educación: el inglés es la lengua en la que se expresa gran parte del conocimiento mundial (áreas científicas y tecnológicas); y por último, el ámbito de la comunicación: se estima que tres cuartas partes del correo mundial se escribe en inglés, y la información transmitida en Internet también se produce realmente en inglés.</text:p>
      <text:p text:style-name="P6">Es imposible determinar la posición de la lengua inglesa en la escala mundial en un futuro, ya que esta estará ligada al poder político, militar, económico y cultural, aunque en un futuro próximo puede parecer improbable que cualquier otra lengua vaya a ser capaz de reemplazar al inglés como lengua global.</text:p>
      <text:p text:style-name="P6"/>
      <text:p text:style-name="P3">Capítulo 2</text:p>
      <text:p text:style-name="P6">Ninguna lengua vive aislada. Todas influyen en las otras. En el caso del inglés, ha sido notable la cantidad de préstamos que otras lenguas han tomado de él en los últimos cincuenta años.</text:p>
      <text:p text:style-name="P6">El inglés es una lengua léxicamente enriquecida, de la cual todo el mundo se ha beneficiado, y su expresividad se ve actualmente favorecida debido al uso que muchos jóvenes hacen de sus palabras, insertándolas en el discurso de otras lenguas.</text:p>
      <text:p text:style-name="P6">Del mismo modo, el inglés adopta términos franceses.</text:p>
      <text:p text:style-name="P6">Hay personas que hoy en día consideran las aportaciones de esta lengua negativas, y atacan las palabras importadas, pero lo inteligente sería fomentar la integración de estas en nuestra cultura y nuestra educación.</text:p>
      <text:p text:style-name="P6">Todas las lenguas están en cambio y amenaza constante de desaparición; la mayoría de la gente no es consciente, pero el ritmo de pérdida de diversidad lingüística es en estos momentos de importante gravedad.</text:p>
      <text:p text:style-name="P6">La permanencia, evolución o desaparición de una lengua depende de las actitudes de quienes la <text:soft-page-break/>hablan, si ponen empeño en seguir enseñando a las generaciones futuras o no.</text:p>
      <text:p text:style-name="P6">También influyen otros factores, como la situación demográfica de la comunidad de hablantes (si se encuentran aislados o no, si es una comunidad sana...). En algunos casos puede que, aunque el individuo hablante siga vivo, la lengua <text:s/>muera.</text:p>
      <text:p text:style-name="P6">Aparte de todo esto, la integración o supervivencia de una lengua depende un poco de la asimilación cultural (si los miembros adoptan nuevos comportamientos y costumbres), que depende a su vez de factores como el desarrollo de la urbanización, el transporte y las comunicaciones.</text:p>
      <text:p text:style-name="P6">En el proceso de asimilación de una lengua distinguimos tres fases: la primera es el momento de presión que una lengua hace sobre otra; la segunda, y como resultado de esa presión ejercida, es el bilingüismo emergente, durante el cual los individuos son más eficientes dominando la otra lengua, y retienen el uso de la antigua. La tercera y última fase tiene lugar cuando el bilingüismo empieza a declinar y la antigua lengua deja paso a la nueva; a partir de entonces, la nueva generación se sentirá más identificada con la nueva lengua. El siguiente paso es el monolingüismo.</text:p>
      <text:p text:style-name="P6">Cuando una lengua se ve amenazada, se puede llevar a cabo la revitalización (para lo cual el hablante tiene que estar concienciado del problema). También es importante documentar la lengua (es decir, registrarla, analizarla y escribirla).</text:p>
      <text:p text:style-name="P6">La diversidad es un factor fundamental y positivo. Por lo tanto, cuantas más lenguas podamos conservar, mejor será.</text:p>
      <text:p text:style-name="P6">Es nuestra labor preocuparnos por la muerte de las lenguas, e interesarnos, como decía antes, por su documentación. Todo es cuestión de disponer de la voluntad y los fondos necesarios.</text:p>
      <text:p text:style-name="P6"/>
      <text:p text:style-name="P3">Capítulo 3</text:p>
      <text:p text:style-name="P6">La popularización de Internet contribuyó al carácter revolucionario que tuvo la evolución del lenguaje en la década de los 90. Internet es un medio comunicativo que constituye en la actualidad la mayor red informática mundial que suministra una gama de servicios cada vez mayor, con tres funciones básicas:</text:p>
      <text:list xml:id="list6710302614610644701" text:style-name="L1">
        <text:list-item>
          <text:p text:style-name="P7"><text:span text:style-name="T1">La Red:</text:span> es el conjunto de todos los ordenadores conectados a Internet que contienen documentos mutuamente accesibles mediante el uso de un protocolo homologado.</text:p>
        </text:list-item>
        <text:list-item>
          <text:p text:style-name="P5">El correo electrónico:<text:span text:style-name="T2"> es el uso de sistemas informáticos para enviar mensajes entre usuarios. Ocupan un espacio pequeño en Internet.</text:span></text:p>
        </text:list-item>
        <text:list-item>
          <text:p text:style-name="P5">Los grupos de chat:<text:span text:style-name="T2"> son debates ininterrumpidos sobre temas específicos, en los que puede participar cualquier usuario de Internet.</text:span></text:p>
        </text:list-item>
      </text:list>
      <text:p text:style-name="P4"><text:span text:style-name="T2">Estos tres campos los podemos encontrar combinados en la web.</text:span></text:p>
      <text:p text:style-name="P4"><text:span text:style-name="T2">Internet es un medio electrónico, global e interactivo, cuyo lenguaje presenta ciertas diferencias con respecto al lenguaje hablado: el lenguaje que se utiliza en Internet es unidireccional y más hierático que el lenguaje oral.</text:span></text:p>
      <text:p text:style-name="P4"><text:span text:style-name="T2">En las conversaciones grupales, puedes participar simultáneamente en conversaciones múltiples, lo que magnifica el carácter revolucionario de la evolución del lenguaje y de Internet.</text:span></text:p>
      <text:p text:style-name="P4"><text:span text:style-name="T2">También cabe destacar la limitación temporal que supone la comunicación a través de Internet: la velocidad de las interacciones carece del ritmo y la previsibilidad de las conversaciones por teléfono o cara a cara</text:span></text:p>
      <text:p text:style-name="P4"><text:span text:style-name="T2">En definitiva, la conversación mediante el ordenador se distingue de la hablada en el modo en el que se producen los turnos de palabra, y por la formalidad del medio.</text:span></text:p>
      <text:p text:style-name="P4"><text:span text:style-name="T2">Un elemento significativo de la conversación escrita a través de Internet son los emoticonos o smileys, inventados y usados para evitar los malentendidos en las respuestas.</text:span></text:p>
      <text:p text:style-name="P4"><text:span text:style-name="T2">Con respecto al lenguaje escrito, el lenguaje de Internet también presenta diferencias notables: por ejemplo, la posibilidad de cambiar un texto de Internet frente a que un texto escrito en un papel es estático e inmutable. En cuanto a la construcción, siempre será menos elaborado un texto </text:span><text:soft-page-break/><text:span text:style-name="T2">escrito usado para comunicarse por la Red que un texto escrito físico.</text:span></text:p>
      <text:p text:style-name="P4"><text:span text:style-name="T2">En conclusión, se considera que el lenguaje usado en Internet es lenguaje escrito que se ha desplazado un tanto en la dirección del lenguaje hablado, que ofrece prestaciones únicas. Es considerado un nuevo tipo de comunicación, fluido y simultáneo.</text:span></text:p>
      <text:p text:style-name="P4"><text:span text:style-name="T2">Como consecuencias de este nuevo medio de comunicación encontramos las siguientes: hay cambios en el carácter formal de las lenguas que lo utilizan, ofreciendo nuevas oportunidades, aunque se teme por la incapacidad de los jóvenes de escribir correctamente en un futuro.</text:span></text:p>
      <text:p text:style-name="P4"><text:span text:style-name="T2">La utilización de mayúsculas y de signos de puntuación puede ser incorrecta y dar lugar a confusiones. El énfasis puede también producir un uso exagerado de los signos de puntuación.</text:span></text:p>
      <text:p text:style-name="P4"><text:span text:style-name="T2">A su vez, las lenguas utilizadas en la web han adquirido nuevo vocabulario, del cual buena parte procede del uso global del inglés.</text:span></text:p>
      <text:p text:style-name="P4"><text:span text:style-name="T2">A todas las lenguas del mundo se les ofrece con la llegada de Internet un hogar. Es en la web donde se ve reflejado con cada vez más claridad la distribución de las lenguas en el mundo real.</text:span></text:p>
      <text:p text:style-name="P4"><text:span text:style-name="T2">Pero las características de este Internet multilingüe aún están en proceso de evolución, y seguirán desarrollándose de forma importante durante los próximos años.</text:span></text:p>
      <text:p text:style-name="P4"><text:span text:style-name="T2"/></text:p>
      <text:p text:style-name="P3">Capítulo 4</text:p>
      <text:p text:style-name="P6">Internet nos ha proporcionado un nuevo medio lingüístico que ofrece una gama completamente nueva de posibilidades de expresión, y permite variaciones estilísticas y nuevas maneras de estudiar el uso del lenguaje.</text:p>
      <text:p text:style-name="P6">Ante la amenaza de desaparición de algunas lenguas, se han puesto en marcha nuevas iniciativas y se han agudizado las capacidades de aprendizaje de los hablantes. Dependiendo del nivel de competencia lingüística que tomemos como referente, podemos decir que entre el cincuenta y el ochenta por ciento de la población es bilingüe, y un gran grupo de personas utiliza tres o más lenguas.</text:p>
      <text:p text:style-name="P6">Aprender una lengua es una tarea compleja: su conocimiento implica como mínimo el aprendizaje de su pronunciación, su gramática y su vocabulario.</text:p>
      <text:p text:style-name="P6">El concepto de “bilingüismo” no consiste en el todo o nada, sino en una mezcla dinámica de diferentes niveles de aptitud, que cambian constantemente según lo hacen nuestras circunstancias.</text:p>
      <text:p text:style-name="P6">Otro concepto que va a adquirir importancia a lo largo del siglo XXI es el “semilingüismo”, aplicado a personas que no han logrado un dominio perfecto de ninguna lengua, debido a una infancia demasiado nómada que no les ha permitido asentarse el suficiente tiempo en ningún sitio para adquirir la lengua (ejemplo de este grupo de personas son los emigrantes, los refugiados políticos y algunos viajeros).</text:p>
      <text:p text:style-name="P6">También puede darse el caso de hablantes que vivan en una comunidad multilingüe, y que por alguna razón no pueden o no quieren adquirir un buen nivel de esas lenguas.</text:p>
      <text:p text:style-name="P6">La evolución del multilingüismo no tiene como objetivo permitirnos expresar todo el cualquier lengua, sino satisfacer las necesidades prácticas de comunicación de los individuos y de las comunidades.</text:p>
      <text:p text:style-name="P6">La identidad de las lenguas cambiará, incluso hasta el punto de transformar su carácter considerablemente.</text:p>
      <text:p text:style-name="P6">Internet, por otra parte, se utiliza cada vez más desde el hogar, por lo que el hogar y la comunidad local son los lugares donde los efectos de la revolución lingüística se harán más aparentes.</text:p>
      <text:p text:style-name="P6">Es difícil lograr concienciar al mundo sobre un tema; aún así, los logros lingüísticos conseguidos en la concienciación pública han sido notables en tan sólo una década, gracias, en gran parte, a mucho esfuerzo, y a las nuevas tecnologías de la comunicación disponibles.</text:p>
      <text:p text:style-name="P6">Aún con esto, la financiación proporcionada ha sido hasta ahora mínima, debido a que aún es necesario convencer a mucho más público; muchas de las personas que aún no son conscientes de <text:soft-page-break/>la crisis del lenguaje son los creadores de opinión (periodistas, políticos, líderes empresariales...).</text:p>
      <text:p text:style-name="P6">¿Cuál es la mejor manera de transmitirles este mensaje? Los métodos tradicionales (conferencias, libros, programas de radio...) tienen un efecto limitado, por lo que debemos mirar en otras direcciones: hay cuatro maneras fundamentales que, usadas sistemáticamente, pueden ayudarnos a la concienciación general de esta crisis: los medios de comunicación, las artes, Internet y los planes de estudio escolares.</text:p>
      <text:p text:style-name="P6">Mientras que revistas y periódicos han volcado su esfuerzo en la difusión del problema, la televisión se ha mostrado menos interesada, lo que puede deberse a la opinión generalizada de que el lenguaje es un tema demasiado abstracto y complejo para un tratamiento televisivo.</text:p>
      <text:p text:style-name="P6">Todo es cuestión de conectar con la sensibilidad de la gente, para lo cual existen dos vías, la religión y las artes. Los artistas sobre todo, pueden ayudarnos más que cualquier otra persona. En cualquier caso, la música es definitiva y esencial: es, según Samuel Rogers, la “única lengua universal”.</text:p>
      <text:p text:style-name="P6">En cuanto a las artes verbales (poesía, teatro, novela y relatos cortos), tampoco hay mucho que reseñar; apenas algunos poemas que tratan sobre el aspecto general del problema, cuyo autor se basa en el análisis de su experiencia personal para reflexionar sobre la situación mundial.</text:p>
      <text:p text:style-name="P6">También alguna que otra pieza de teatro trata los problemas de la situación cultural y lingüística en particular.</text:p>
      <text:p text:style-name="P6">Contando con todo esto, parece ser que la muerte de las lenguas no forma parte de ninguna corriente mayoritaria de nada. No estamos acostumbrados a pensar en el lenguaje como un tema en sí, necesitamos que el público piense en el lenguaje de forma más íntima y explícita, y con más entusiasmo.</text:p>
      <text:p text:style-name="P6">Volviendo a la importancia del arte para el convencimiento del mundo: el truco está en convencer a los artistas de que el lenguaje es un asunto que vale la pena en sí mismo.</text:p>
      <text:p text:style-name="P6">Necesitamos que las artes nos ayuden a introducir nuestra iniciativa en los tres ámbitos en los que puede causar un mayor impacto: los medios de comunicación, la escuela y el hogar.</text:p>
      <text:p text:style-name="P6">Mientras que la conciencia sobre la crisis biológica empieza a fomentarse en la escuela a los cinco años, apenas se les habla a los jóvenes de este problema de desaparición de las lenguas, y si se hace esto, se hace a edades demasiado avanzadas ya.</text:p>
      <text:p text:style-name="P6">Resumiendo: las dos herramientas para llevar la concienciación de este problema a nivel mundial son las artes, e Internet (la religión se queda atrás).</text:p>
      <text:p text:style-name="P6">Internet es un medio aún infrautilizando para esta cuestión, y cuenta también con algunas desventajas: hoy en día aún no está disponible para una inmensa proporción de seres humanos, y puede ser a veces lento y engorroso, mientras que las artes consiguen introducirse a diario en el hogar de todo tipo de maneras (radio, programas de televisión, CDs, DVDs...).</text:p>
      <text:p text:style-name="P6">El camino más prometedor vendrá de la colaboración entre lingüistas y el mundo del arte y los medios de comunicación.</text:p>
      <text:p text:style-name="P3"/>
      <text:p text:style-name="P3">Capítulo 5</text:p>
      <text:p text:style-name="P6">La aparición del inglés como lengua global ha alterado el equilibrio del poder lingüístico de una forma nunca experimentada. Algunas comunidades están empezando a ver su propia lengua amenazada, debido al hecho obvio de que prácticamente todo el mundo habla inglés, pero al mismo tiempo quieren e intentan aprovechar las oportunidades de promoción que les abre la existencia de una “lingua franca”.</text:p>
      <text:p text:style-name="P6">Pero a la vez los hablantes ingleses (o usuarios del inglés) viven un momento de agitación, al darse cuenta de que su lengua se está diversificando rápidamente, de que los modelos regionales también evolucionan, y de que cada vez es mayor el número de “nuevas lenguas inglesas”, que complican el panorama anterior, en el que sólo estaban presentes el inglés británico y el americano.</text:p>
      <text:p text:style-name="P6"><text:soft-page-break/>La llegada de Internet también ha afectado a este proceso de transformación, iniciando un proceso de traducción gráfica (del papel a la pantalla) de todos los estilos anteriores de lenguaje escrito, motivando la aparición de nuevas variedades lingüísticas (el Netspeak).</text:p>
      <text:p text:style-name="P6">Los profesores de inglés como lengua extranjera han puesto en marcha nuevas actividades para poner a sus alumnos en contacto con las nuevas formas y variedades de esta lengua.</text:p>
      <text:p text:style-name="P6">Este papel del inglés en Internet, junto con su prominencia en la escena mundial, refleja el mismo proceso de globalización que tantos estragos ha provocado en la diversidad lingüística del planeta.</text:p>
      <text:p text:style-name="P6">Sabemos que es posible documentar y revitalizar con éxito una lengua si hay voluntad política y financiación. Para promover acciones que salven una lengua, debemos conocer su naturaleza. En la era actual, la de las comunicaciones globales, todo el mundo necesita saber idiomas.</text:p>
      <text:p text:style-name="P6">El problema es que no se le da al lenguaje la misma importancia que se les concede a otros campos de estudio, como la geología, la botánica, la historia o el arte, los cuales tienen espacios reservados para su estudio (galerías o museos).</text:p>
      <text:p text:style-name="P6">En pocos países se han puesto en marcha iniciativas para concederle a este tema un espacio determinado, pero nunca se ha conseguido superar la fase de la propuesta inicial, por falta de financiación.</text:p>
      <text:p text:style-name="P6">Estamos a la espera de que la idea de un “Museo del Lenguaje” se haga realidad.</text:p>
      <text:p text:style-name="P6">Las principales preocupaciones que deberían caracterizar los planteamientos lingüísticos del nuevo milenio son las siguientes:</text:p>
      <text:list xml:id="list6713478717601366679" text:style-name="L2">
        <text:list-item>
          <text:p text:style-name="P8">Incrementar la preocupación general por las lenguas amenazadas y acometer tareas de documentación lingüística.</text:p>
        </text:list-item>
        <text:list-item>
          <text:p text:style-name="P8">Conseguir un mayor interés por las lenguas minoritarias, aunque no se encuentren amenazadas a nivel global.</text:p>
        </text:list-item>
        <text:list-item>
          <text:p text:style-name="P8">Promover una mayor preocupación por todos los acentos y dialectos.</text:p>
        </text:list-item>
        <text:list-item>
          <text:p text:style-name="P8">Fomentar un mayor interés por la gama expresiva del lenguaje.</text:p>
        </text:list-item>
        <text:list-item>
          <text:p text:style-name="P8">Necesitamos hacernos más multilingües, tanto en nuestros pensamientos como en nuestras capacidades.</text:p>
        </text:list-item>
        <text:list-item>
          <text:p text:style-name="P8">Comprender la transformación de las lenguas y considerarlo algo normal, que no supone ningún deterioro ni decadencia.</text:p>
        </text:list-item>
        <text:list-item>
          <text:p text:style-name="P8">Mostrar una mayor preocupación por aquellos que tienen dificultades para aprender su lengua materna, ya sea por razones médicas, psicológicas o de cualquier tipo.</text:p>
        </text:list-item>
        <text:list-item>
          <text:p text:style-name="P8">Mostrar un mayor interés por aquellos que han perdido la capacidad de emplear su lengua materna, en la que un día fueron competentes.</text:p>
        </text:list-item>
        <text:list-item>
          <text:p text:style-name="P8">Aproximar el estudio de la lengua al de la literatura.</text:p>
        </text:list-item>
        <text:list-item>
          <text:p text:style-name="P8">Por último: apreciar verdaderamente el valor del lenguaje en el desarrollo del hombre y la sociedad.</text:p>
        </text:list-item>
      </text:list>
      <text:p text:style-name="P6">Las lenguas deberían ser consideradas tesoros nacionales, y ser tratadas como t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resa Velasco Revenga</meta:initial-creator>
    <meta:creation-date>2013-12-11T12:39:51.81</meta:creation-date>
    <dc:date>2013-12-11T22:28:45.55</dc:date>
    <dc:creator>Teresa Velasco Revenga</dc:creator>
    <meta:editing-duration>PT9H33M34S</meta:editing-duration>
    <meta:editing-cycles>21</meta:editing-cycles>
    <meta:generator>OpenOffice/4.0.1$Win32 OpenOffice.org_project/401m5$Build-9714</meta:generator>
    <meta:document-statistic meta:table-count="0" meta:image-count="0" meta:object-count="0" meta:page-count="5" meta:paragraph-count="84" meta:word-count="2848" meta:character-count="17639"/>
  </office:meta>
</office:document-meta>
</file>